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rebuchet MS" svg:font-family="'Trebuchet MS', sans-serif, Verdana"/>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text-properties style:text-underline-style="solid" style:text-underline-width="auto" style:text-underline-color="font-color"/>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P3" style:family="paragraph" style:parent-style-name="Text_20_body">
      <style:paragraph-properties fo:margin-left="0cm" fo:margin-right="0cm" fo:margin-top="0cm" fo:margin-bottom="0.265cm" style:line-height-at-least="0.556cm" fo:widows="1" fo:text-indent="0cm" style:auto-text-indent="false" fo:padding="0cm" fo:border="none"/>
      <style:text-properties fo:font-variant="normal" fo:text-transform="none" fo:color="#555555" fo:letter-spacing="normal"/>
    </style:style>
    <style:style style:name="T1" style:family="text">
      <style:text-properties fo:font-weight="bold" style:font-weight-asian="bold" style:font-weight-complex="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iens de redirection : </text:p>
      <text:p text:style-name="Standard"/>
      <text:p text:style-name="Standard">Joomla administration =&gt; composant =&gt; redirection</text:p>
      <text:p text:style-name="Standard"/>
      <text:p text:style-name="Standard">( le plug in redirection dois toujours être activé ) . Une fois que le plugin est activé, toutes les URLs qui dirigent vers une page d'erreur 404 seront interceptées par le gestionnaire de redirection, et affichées dans le composant. </text:p>
      <text:p text:style-name="Standard"/>
      <text:p text:style-name="Text_20_body">Il y a deux possibilités pour rediriger les liens de ton site web, soit <text:span text:style-name="T1">individuellement</text:span>, soit par <text:span text:style-name="T1">lot</text:span>.</text:p>
      <text:p text:style-name="Text_20_body">En général, les redirections individuelles seront la façon la plus commune pour créer tes redirections, mais si tu as plusieurs liens que tu souhaite rediriger vers la même page, tu peux utiliser la redirection par lot.</text:p>
      <text:p text:style-name="Text_20_body"/>
      <text:h text:outline-level="3">Redirection individuelle</text:h>
      <text:p text:style-name="Text_20_body">Pour créer une redirection individuelle, clique simplement sur le lien que tu souhaite éditer, ou coche sa case puis clique sur le bouton éditer de la barre d'outils. Si tu veux rediriger un Url en particulier qui n'est pas dans la liste il te suffit de cliquer sur Nouveau. </text:p>
      <text:p text:style-name="P3"><draw:frame draw:style-name="fr1" draw:name="images1" text:anchor-type="as-char" svg:width="13.229cm" svg:height="13.097cm" draw:z-index="0"><draw:image xlink:href="http://magazine.joomla.org/images/french/2015/mars/redirect-edit-link.png" xlink:type="simple" xlink:show="embed" xlink:actuate="onLoad"/><svg:title>redirect edit link</svg:title></draw:frame></text:p>
      <text:p text:style-name="Text_20_body"/>
      <text:p text:style-name="Text_20_body">Lors de l'édition individuelle d'un lien, tu as l'URL d'origine que tu dois rentrer, et tu as un champs vide dans lequel tu peux entrer l'URL de destination. C'est la destination finale vers laquelle <text:s/>tu <text:s/>souhaites rediriger.</text:p>
      <text:p text:style-name="Text_20_body"><text:soft-page-break/>Dans ces deux champs, tu dois entrer l'URL complète, celle que tu entrera dans ton navigateur web.</text:p>
      <text:p text:style-name="Text_20_body">EX :http://www.cnola.eu/atelier-sans-lactose-sans-gluten</text:p>
      <text:p text:style-name="Text_20_body">Les commentaires sont utiles pour te souvenir de la raison de cette redirection</text:p>
      <text:p text:style-name="Text_20_body">Le champ statut t'indique si la redirection est active (Publié ) ou non (Dépublié). </text:p>
      <text:p text:style-name="Text_20_body">Lorsque le lien est enregistré, tu le verra apparaître dans la liste avec une étiquette noire dans la première colonne indiquant que c'est une redirection active.</text:p>
      <text:p text:style-name="Text_20_body"/>
      <text:p text:style-name="Text_20_body">Rq : Pour créer une erreur 404 on dépublie le menu concerné avant de lancer le liens de redirection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rebuchet MS" svg:font-family="'Trebuchet MS', sans-serif, Verdana"/>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lora carriere</meta:initial-creator>
    <meta:creation-date>2015-06-19T12:28:22.42</meta:creation-date>
    <meta:document-statistic meta:table-count="0" meta:image-count="1" meta:object-count="0" meta:page-count="2" meta:paragraph-count="15" meta:word-count="283" meta:character-count="1732"/>
    <dc:date>2015-06-19T12:39:33.53</dc:date>
    <dc:creator>flora carriere</dc:creator>
    <meta:editing-duration>PT11M11S</meta:editing-duration>
    <meta:editing-cycles>1</meta:editing-cycles>
    <meta:generator>OpenOffice.org/3.3$Win32 OpenOffice.org_project/330m20$Build-9567</meta:generator>
  </office:meta>
</office:document-meta>
</file>